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468cm"/>
    </style:style>
    <style:style style:name="co7" style:family="table-column">
      <style:table-column-properties fo:break-before="auto" style:column-width="4.60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="0.035cm solid #000000"/>
    </style:style>
    <style:style style:name="ce20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/>
      <style:paragraph-properties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2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16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23" office:value-type="string">
            <text:p>SR 2</text:p>
          </table:table-cell>
          <table:table-cell table:style-name="ce23" office:value-type="string">
            <text:p>SR 3</text:p>
          </table:table-cell>
          <table:table-cell table:style-name="ce16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7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7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7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18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,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,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,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,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,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,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,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,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,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,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,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,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,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,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18" office:value-type="float" office:value="0">
            <text:p>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,4115</text:p>
          </table:table-cell>
          <table:table-cell table:number-columns-repeated="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,3795</text:p>
          </table:table-cell>
          <table:table-cell table:number-columns-repeated="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,0710</text:p>
          </table:table-cell>
          <table:table-cell table:number-columns-repeated="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,0427</text:p>
          </table:table-cell>
          <table:table-cell table:number-columns-repeated="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,1043</text:p>
          </table:table-cell>
          <table:table-cell table:number-columns-repeated="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,0997</text:p>
          </table:table-cell>
          <table:table-cell table:number-columns-repeated="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,1698</text:p>
          </table:table-cell>
          <table:table-cell table:number-columns-repeated="6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,253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0" office:value-type="string">
            <text:p>Distance to Office of 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,16</text:p>
          </table:table-cell>
          <table:table-cell table:style-name="ce13" office:value-type="float" office:value="24.08">
            <text:p>24,08</text:p>
          </table:table-cell>
          <table:table-cell table:style-name="ce13" office:value-type="float" office:value="24.32">
            <text:p>24,32</text:p>
          </table:table-cell>
          <table:table-cell table:style-name="ce21" office:value-type="float" office:value="21.12">
            <text:p>21,12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3" office:value-type="float" office:value="19">
            <text:p>19,00</text:p>
          </table:table-cell>
          <table:table-cell table:style-name="ce13" office:value-type="float" office:value="26.47">
            <text:p>26,47</text:p>
          </table:table-cell>
          <table:table-cell table:style-name="ce13" office:value-type="float" office:value="27.24">
            <text:p>27,24</text:p>
          </table:table-cell>
          <table:table-cell table:style-name="ce21" office:value-type="float" office:value="17.33">
            <text:p>17,33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,29</text:p>
          </table:table-cell>
          <table:table-cell table:style-name="ce13" office:value-type="float" office:value="32.49">
            <text:p>32,49</text:p>
          </table:table-cell>
          <table:table-cell table:style-name="ce13" office:value-type="float" office:value="33.42">
            <text:p>33,42</text:p>
          </table:table-cell>
          <table:table-cell table:style-name="ce21" office:value-type="float" office:value="12.25">
            <text:p>12,25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8.31">
            <text:p>8,31</text:p>
          </table:table-cell>
          <table:table-cell table:style-name="ce21" office:value-type="float" office:value="36.12">
            <text:p>36,12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3" office:value-type="float" office:value="3.07">
            <text:p>3,07</text:p>
          </table:table-cell>
          <table:table-cell table:style-name="ce13" office:value-type="float" office:value="6.44">
            <text:p>6,44</text:p>
          </table:table-cell>
          <table:table-cell table:style-name="ce13" office:value-type="float" office:value="7.56">
            <text:p>7,56</text:p>
          </table:table-cell>
          <table:table-cell table:style-name="ce21" office:value-type="float" office:value="37.37">
            <text:p>37,37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3" office:value-type="float" office:value="1.22">
            <text:p>1,22</text:p>
          </table:table-cell>
          <table:table-cell table:style-name="ce13" office:value-type="float" office:value="7.51">
            <text:p>7,51</text:p>
          </table:table-cell>
          <table:table-cell table:style-name="ce13" office:value-type="float" office:value="8.19">
            <text:p>8,19</text:p>
          </table:table-cell>
          <table:table-cell table:style-name="ce21" office:value-type="float" office:value="36.29">
            <text:p>36,29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3" office:value-type="float" office:value="2.8">
            <text:p>2,80</text:p>
          </table:table-cell>
          <table:table-cell table:style-name="ce13" office:value-type="float" office:value="10.31">
            <text:p>10,31</text:p>
          </table:table-cell>
          <table:table-cell table:style-name="ce13" office:value-type="float" office:value="10.95">
            <text:p>10,95</text:p>
          </table:table-cell>
          <table:table-cell table:style-name="ce21" office:value-type="float" office:value="33.5">
            <text:p>33,5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3" office:value-type="float" office:value="2.87">
            <text:p>2,87</text:p>
          </table:table-cell>
          <table:table-cell table:style-name="ce13" office:value-type="float" office:value="5.07">
            <text:p>5,07</text:p>
          </table:table-cell>
          <table:table-cell table:style-name="ce13" office:value-type="float" office:value="5.67">
            <text:p>5,67</text:p>
          </table:table-cell>
          <table:table-cell table:style-name="ce21" office:value-type="float" office:value="38.8">
            <text:p>38,8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3" office:value-type="float" office:value="3.8">
            <text:p>3,80</text:p>
          </table:table-cell>
          <table:table-cell table:style-name="ce13" office:value-type="float" office:value="8.01">
            <text:p>8,01</text:p>
          </table:table-cell>
          <table:table-cell table:style-name="ce13" office:value-type="float" office:value="7.41">
            <text:p>7,41</text:p>
          </table:table-cell>
          <table:table-cell table:style-name="ce21" office:value-type="float" office:value="38.16">
            <text:p>38,16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4.52">
            <text:p>4,52</text:p>
          </table:table-cell>
          <table:table-cell table:style-name="ce13" office:value-type="float" office:value="4.35">
            <text:p>4,35</text:p>
          </table:table-cell>
          <table:table-cell table:style-name="ce21" office:value-type="float" office:value="48.27">
            <text:p>48,27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,11</text:p>
          </table:table-cell>
          <table:table-cell table:style-name="ce13" office:value-type="float" office:value="3.48">
            <text:p>3,48</text:p>
          </table:table-cell>
          <table:table-cell table:style-name="ce13" office:value-type="float" office:value="2.97">
            <text:p>2,97</text:p>
          </table:table-cell>
          <table:table-cell table:style-name="ce21" office:value-type="float" office:value="47.14">
            <text:p>47,14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,99</text:p>
          </table:table-cell>
          <table:table-cell table:style-name="ce13" office:value-type="float" office:value="22.02">
            <text:p>22,02</text:p>
          </table:table-cell>
          <table:table-cell table:style-name="ce13" office:value-type="float" office:value="24.07">
            <text:p>24,07</text:p>
          </table:table-cell>
          <table:table-cell table:style-name="ce21" office:value-type="float" office:value="39.86">
            <text:p>39,86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,82</text:p>
          </table:table-cell>
          <table:table-cell table:style-name="ce13" office:value-type="float" office:value="3.3">
            <text:p>3,30</text:p>
          </table:table-cell>
          <table:table-cell table:style-name="ce13" office:value-type="float" office:value="5.36">
            <text:p>5,36</text:p>
          </table:table-cell>
          <table:table-cell table:style-name="ce21" office:value-type="float" office:value="43.31">
            <text:p>43,31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2.07">
            <text:p>2,07</text:p>
          </table:table-cell>
          <table:table-cell table:style-name="ce21" office:value-type="float" office:value="43.75">
            <text:p>43,75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,34</text:p>
          </table:table-cell>
          <table:table-cell table:style-name="ce13" office:value-type="float" office:value="2.25">
            <text:p>2,25</text:p>
          </table:table-cell>
          <table:table-cell table:style-name="ce13" office:value-type="float" office:value="1.11">
            <text:p>1,11</text:p>
          </table:table-cell>
          <table:table-cell table:style-name="ce21" office:value-type="float" office:value="45.43">
            <text:p>45,43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,31</text:p>
          </table:table-cell>
          <table:table-cell table:style-name="ce13" office:value-type="float" office:value="2.07">
            <text:p>2,07</text:p>
          </table:table-cell>
          <table:table-cell table:style-name="ce13" office:value-type="float" office:value="0">
            <text:p>0,00</text:p>
          </table:table-cell>
          <table:table-cell table:style-name="ce21" office:value-type="float" office:value="44.43">
            <text:p>44,43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,31</text:p>
          </table:table-cell>
          <table:table-cell table:style-name="ce13" office:value-type="float" office:value="2.44">
            <text:p>2,44</text:p>
          </table:table-cell>
          <table:table-cell table:style-name="ce13" office:value-type="float" office:value="1.11">
            <text:p>1,11</text:p>
          </table:table-cell>
          <table:table-cell table:style-name="ce21" office:value-type="float" office:value="43.43">
            <text:p>43,43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,55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1.53">
            <text:p>1,53</text:p>
          </table:table-cell>
          <table:table-cell table:style-name="ce21" office:value-type="float" office:value="43.52">
            <text:p>43,52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,13</text:p>
          </table:table-cell>
          <table:table-cell table:style-name="ce13" office:value-type="float" office:value="18.41">
            <text:p>18,41</text:p>
          </table:table-cell>
          <table:table-cell table:style-name="ce13" office:value-type="float" office:value="19.26">
            <text:p>19,26</text:p>
          </table:table-cell>
          <table:table-cell table:style-name="ce21" office:value-type="float" office:value="25.4">
            <text:p>25,4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,49</text:p>
          </table:table-cell>
          <table:table-cell table:style-name="ce13" office:value-type="float" office:value="23.44">
            <text:p>23,44</text:p>
          </table:table-cell>
          <table:table-cell table:style-name="ce13" office:value-type="float" office:value="24.76">
            <text:p>24,76</text:p>
          </table:table-cell>
          <table:table-cell table:style-name="ce21" office:value-type="float" office:value="23.21">
            <text:p>23,2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,03</text:p>
          </table:table-cell>
          <table:table-cell table:style-name="ce13" office:value-type="float" office:value="18.93">
            <text:p>18,93</text:p>
          </table:table-cell>
          <table:table-cell table:style-name="ce13" office:value-type="float" office:value="19.28">
            <text:p>19,28</text:p>
          </table:table-cell>
          <table:table-cell table:style-name="ce21" office:value-type="float" office:value="25.43">
            <text:p>25,43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,12</text:p>
          </table:table-cell>
          <table:table-cell table:style-name="ce14" office:value-type="float" office:value="43.75">
            <text:p>43,75</text:p>
          </table:table-cell>
          <table:table-cell table:style-name="ce14" office:value-type="float" office:value="44.43">
            <text:p>44,43</text:p>
          </table:table-cell>
          <table:table-cell table:style-name="ce22" office:value-type="float" office:value="0">
            <text:p>0,00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Objective</text:p>
          </table:table-cell>
          <table:table-cell table:number-columns-repeated="7"/>
        </table:table-row>
        <table:table-row table:style-name="ro2">
          <table:table-cell/>
          <table:table-cell table:formula="of:=SUMPRODUCT([.B40:.E61];[.B116:.E137])" office:value-type="float" office:value="207.23">
            <text:p>207,23</text:p>
          </table:table-cell>
          <table:table-cell table:number-columns-repeated="6"/>
        </table:table-row>
        <table:table-row table:style-name="ro2">
          <table:table-cell office:value-type="float" office:value="165.96">
            <text:p>165,96</text:p>
          </table:table-cell>
          <table:table-cell office:value-type="float" office:value="201.03">
            <text:p>201,03</text:p>
          </table:table-cell>
          <table:table-cell office:value-type="float" office:value="171.68">
            <office:annotation draw:style-name="gr1" draw:text-style-name="P1" svg:width="2.899cm" svg:height="1.139cm" svg:x="12.762cm" svg:y="28.306cm" draw:caption-point-x="-0.61cm" draw:caption-point-y="1.511cm">
              <dc:creator>eq</dc:creator>
              <dc:date>2015-08-13T00:00:00</dc:date>
              <text:p text:style-name="P1">Right answer</text:p>
            </office:annotation>
            <text:p>171,68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onstrai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RICK VISITS</text:p>
          </table:table-cell>
          <table:table-cell table:number-columns-repeated="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Default" table:formula="of:=SUM([.B116:.E1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Default" table:formula="of:=SUM([.B117:.E1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Default" table:formula="of:=SUM([.B118:.E1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Default" table:formula="of:=SUM([.B119:.E1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Default" table:formula="of:=SUM([.B120:.E1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Default" table:formula="of:=SUM([.B121:.E1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Default" table:formula="of:=SUM([.B122:.E1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Default" table:formula="of:=SUM([.B123:.E1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Default" table:formula="of:=SUM([.B124:.E1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Default" table:formula="of:=SUM([.B125:.E1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Default" table:formula="of:=SUM([.B126:.E1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Default" table:formula="of:=SUM([.B127:.E1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Default" table:formula="of:=SUM([.B128:.E1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Default" table:formula="of:=SUM([.B129:.E1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Default" table:formula="of:=SUM([.B130:.E1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Default" table:formula="of:=SUM([.B131:.E13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Default" table:formula="of:=SUM([.B132:.E13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Default" table:formula="of:=SUM([.B133:.E13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Default" table:formula="of:=SUM([.B134:.E13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Default" table:formula="of:=SUM([.B135:.E13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Default" table:formula="of:=SUM([.B136:.E13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Default" table:formula="of:=SUM([.B137:.E13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6"/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WORKLOA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16:.B137];[.$B$14:.$B$35])" office:value-type="float" office:value="1.0937">
            <text:p>1,0937</text:p>
          </table:table-cell>
          <table:table-cell office:value-type="string">
            <text:p>&lt;=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16:.C137];[.$B$14:.$B$35])" office:value-type="float" office:value="1.0407">
            <text:p>1,0407</text:p>
          </table:table-cell>
          <table:table-cell office:value-type="string">
            <text:p>&lt;=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16:.D137];[.$B$14:.$B$35])" office:value-type="float" office:value="0.9308">
            <text:p>0,9308</text:p>
          </table:table-cell>
          <table:table-cell office:value-type="string">
            <text:p>&lt;=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16:.E137];[.$B$14:.$B$35])" office:value-type="float" office:value="0.9348">
            <text:p>0,9348</text:p>
          </table:table-cell>
          <table:table-cell office:value-type="string">
            <text:p>&lt;=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16:.B137];[.$B$14:.$B$35])" office:value-type="float" office:value="1.0937">
            <text:p>1,0937</text:p>
          </table:table-cell>
          <table:table-cell office:value-type="string">
            <text:p>&gt;=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16:.C137];[.$B$14:.$B$35])" office:value-type="float" office:value="1.0407">
            <text:p>1,0407</text:p>
          </table:table-cell>
          <table:table-cell office:value-type="string">
            <text:p>&gt;=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16:.D137];[.$B$14:.$B$35])" office:value-type="float" office:value="0.9308">
            <text:p>0,9308</text:p>
          </table:table-cell>
          <table:table-cell office:value-type="string">
            <text:p>&gt;=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16:.E137];[.$B$14:.$B$35])" office:value-type="float" office:value="0.9348">
            <text:p>0,9348</text:p>
          </table:table-cell>
          <table:table-cell office:value-type="string">
            <text:p>&gt;=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2">
          <table:table-cell office:value-type="string">
            <text:p>DISRUPTION</text:p>
          </table:table-cell>
          <table:table-cell table:number-columns-repeated="7"/>
        </table:table-row>
        <table:table-row table:style-name="ro2">
          <table:table-cell office:value-type="string">
            <text:p>SR1</text:p>
          </table:table-cell>
          <table:table-cell table:formula="of:=SUMPRODUCT([.E$6:.E$27];[.B116:.B137])" office:value-type="float" office:value="3">
            <text:p>3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SR2</text:p>
          </table:table-cell>
          <table:table-cell table:formula="of:=SUMPRODUCT([.F$6:.F$27];[.C116:.C137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SR3</text:p>
          </table:table-cell>
          <table:table-cell table:formula="of:=SUMPRODUCT([.G6:.G27];[.D116:.D137])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SR4</text:p>
          </table:table-cell>
          <table:table-cell office:value-type="float" office:value="3">
            <text:p>3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>
            <text:p>Brick Number</text:p>
          </table:table-cell>
          <table:table-cell office:value-type="string">
            <text:p>SR1</text:p>
          </table:table-cell>
          <table:table-cell table:style-name="ce2" office:value-type="string">
            <text:p>SR2</text:p>
          </table:table-cell>
          <table:table-cell table:style-name="ce2" office:value-type="string">
            <text:p>SR3</text:p>
          </table:table-cell>
          <table:table-cell table:style-name="ce2" office:value-type="string">
            <text:p>SR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6:.E11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7:.E11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8:.E11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19:.E11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0:.E12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21:.E12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2:.E12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3:.E12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4:.E12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5:.E12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6:.E12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7:.E12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8:.E12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9:.E12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0:.E13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31:.E13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2:.E13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33:.E13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4:.E13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5:.E13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36:.E13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37:.E137])" office:value-type="float" office:value="1">
            <text:p>1</text:p>
          </table:table-cell>
          <table:table-cell table:number-columns-repeated="2"/>
        </table:table-row>
        <table:table-row table:style-name="ro2" table:number-rows-repeated="10484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6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3T16:18:49.80</dc:date>
    <dc:creator>emmanuel q</dc:creator>
    <meta:editing-duration>P2DT2H45M27S</meta:editing-duration>
    <meta:editing-cycles>9</meta:editing-cycles>
    <meta:generator>OpenOffice/4.1.1$Win32 OpenOffice.org_project/411m6$Build-9775</meta:generator>
    <meta:document-statistic meta:table-count="3" meta:cell-count="578" meta:object-count="0"/>
  </office:meta>
</office:document-meta>
</file>